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FEB55FC4A9FEE61D.png" manifest:media-type="image/png"/>
  <manifest:file-entry manifest:full-path="Pictures/1000000000000780000004B0BEEB2E2DD74181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1cm, 0cm, 0cm, 0cm)" draw:image-opacity="100%" style:mirror="horizontal"/>
    </style:style>
    <style:style style:name="gr2" style:family="graphic" style:parent-style-name="standard">
      <style:graphic-properties draw:stroke="none" draw:fill="gradient" draw:fill-color="#87d1d1" draw:fill-gradient-name="Gradient_20_41" draw:opacity="100%" draw:opacity-name="Transparency_20_6" draw:textarea-horizontal-align="justify" draw:textarea-vertical-align="middle" draw:auto-grow-height="false" fo:min-height="10.6cm" fo:min-width="18.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87d1d1" draw:fill-gradient-name="Gradient_20_41" draw:opacity="100%" draw:opacity-name="Transparency_20_6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Background_Sky" svg:width="19.253cm" svg:height="16.25cm" svg:x="0cm" svg:y="-5.4cm">
          <draw:image xlink:href="Pictures/1000000000000780000004B0BEEB2E2DD74181B6.jpg" xlink:type="simple" xlink:show="embed" xlink:actuate="onLoad">
            <text:p/>
          </draw:image>
        </draw:frame>
        <draw:custom-shape draw:style-name="gr2" draw:text-style-name="P2" draw:layer="Window_Glass" svg:width="19.25cm" svg:height="10.8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Window_Pane" svg:width="19.25cm" svg:height="10.85cm" svg:x="0cm" svg:y="0cm">
          <draw:image xlink:href="Pictures/100002010000078000000438FEB55FC4A9FEE6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1" draw:display-name="Gradient 41" draw:style="linear" draw:start-color="#ffffff" draw:end-color="#111111" draw:start-intensity="100%" draw:end-intensity="100%" draw:angle="0" draw:border="0%"/>
    <draw:opacity draw:name="Transparency_20_6" draw:display-name="Transparency 6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indow_Glass"/>
      <draw:layer draw:name="Window_Pane"/>
      <draw:layer draw:name="Background_Sky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0:55:03.733310992</meta:creation-date>
    <dc:date>2020-07-15T15:32:45.256652728</dc:date>
    <meta:editing-duration>PT1H18M14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